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7e91"/>
    </style:style>
    <style:style style:name="P2" style:family="paragraph" style:parent-style-name="Standard">
      <style:paragraph-properties fo:text-align="start" style:justify-single-word="false"/>
      <style:text-properties officeooo:paragraph-rsid="001a7e9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7e91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a7e91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8311720804185306361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52304481567455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152305368840214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152305408710027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152304193491666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152304978565096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152304292727242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152305870770256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152305783200461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152305023531971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152304704258085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152304218014920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299in" svg:height="2.2827in" draw:z-index="8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8834889973286777977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7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152304114659354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152305090361388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152305445473357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0-03T15:23:03.754657488" text:date-adjust="PT24H00M00S">10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9:59.510695092</meta:creation-date>
    <meta:editing-duration>PT1M19S</meta:editing-duration>
    <meta:editing-cycles>5</meta:editing-cycles>
    <meta:generator>LibreOffice/4.3.7.2$Linux_X86_64 LibreOffice_project/430$Build-2</meta:generator>
    <dc:date>2016-10-03T15:23:03.697154357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4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6"/>
          <table:table-cell office:value-type="float" office:value="9.5" calcext:value-type="float">
            <text:p>9.5</text:p>
          </table:table-cell>
          <table:table-cell table:style-name="ce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5:22:17.937798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